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01.5" calcext:value-type="float">
            <text:p>201,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73.5" calcext:value-type="float">
            <text:p>473,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4" calcext:value-type="float">
            <text:p>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1T21:22:33.556061225</meta:creation-date>
    <dc:date>2020-03-02T00:27:26.751519686</dc:date>
    <meta:editing-duration>PT2H54M43S</meta:editing-duration>
    <meta:editing-cycles>1</meta:editing-cycles>
    <meta:document-statistic meta:table-count="1" meta:cell-count="14" meta:object-count="0"/>
    <meta:generator>LibreOffice/6.3.4.2$Linux_X86_64 LibreOffice_project/30$Build-2</meta:generator>
  </office:meta>
</office:document-meta>
</file>